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e2782"/>
    </style:style>
    <style:style style:name="P2" style:family="paragraph" style:parent-style-name="Text_20_body">
      <style:text-properties officeooo:paragraph-rsid="0011c052"/>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text-properties officeooo:paragraph-rsid="000e2782"/>
    </style:style>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Horizontal_20_Line">
      <style:text-properties officeooo:paragraph-rsid="00115c9c"/>
    </style:style>
    <style:style style:name="P13" style:family="paragraph" style:parent-style-name="Standard">
      <style:text-properties fo:font-size="12pt" fo:font-weight="normal" officeooo:rsid="00115c9c" officeooo:paragraph-rsid="00115c9c" style:font-size-asian="10.5pt" style:font-weight-asian="normal" style:font-size-complex="12pt" style:font-weight-complex="normal"/>
    </style:style>
    <style:style style:name="P14" style:family="paragraph" style:parent-style-name="Standard">
      <style:text-properties fo:font-size="21pt" fo:font-weight="bold" officeooo:rsid="00115c9c" officeooo:paragraph-rsid="00115c9c" style:font-size-asian="21pt" style:font-weight-asian="bold" style:font-size-complex="21pt" style:font-weight-complex="bold"/>
    </style:style>
    <style:style style:name="P15" style:family="paragraph" style:parent-style-name="Text_20_body">
      <style:text-properties fo:font-size="12pt" fo:font-weight="normal" officeooo:rsid="00115c9c" officeooo:paragraph-rsid="0011c052" style:font-size-asian="10.5pt" style:font-weight-asian="normal" style:font-size-complex="12pt" style:font-weight-complex="normal"/>
    </style:style>
    <style:style style:name="P16" style:family="paragraph" style:parent-style-name="Text_20_body">
      <style:text-properties fo:font-size="12pt" fo:font-weight="normal" officeooo:rsid="00115c9c" officeooo:paragraph-rsid="00115c9c" style:font-size-asian="10.5pt" style:font-weight-asian="normal" style:font-size-complex="12pt" style:font-weight-complex="normal"/>
    </style:style>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T1" style:family="text">
      <style:text-properties fo:font-size="21pt" officeooo:rsid="000e2782" style:font-size-asian="21pt" style:font-size-complex="21pt"/>
    </style:style>
    <style:style style:name="T2" style:family="text">
      <style:text-properties fo:font-size="21pt" fo:font-weight="bold" officeooo:rsid="0011c052" style:font-size-asian="21pt" style:font-weight-asian="bold" style:font-size-complex="21pt" style:font-weight-complex="bold"/>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21pt" officeooo:rsid="0011c052" style:font-size-asian="21pt" style:font-size-complex="21pt"/>
    </style:style>
    <style:style style:name="T5" style:family="text">
      <style:text-properties fo:font-size="21pt" style:font-size-asian="21pt" style:font-size-complex="21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Parte 1</text:span></text:span></text:h>
      <text:p text:style-name="P2"><text:span text:style-name="Strong_20_Emphasis"><text:span text:style-name="T2">Hardware</text:span></text:span></text:p>
      <text:h text:style-name="Heading_20_3" text:outline-level="3">1. <text:span text:style-name="Strong_20_Emphasis">O que é hardware?</text:span></text:h>
      <text:p text:style-name="Text_20_body">Hardware é toda parte física e tangível de um sistema de computação. Isso inclui desde os componentes internos, como o processador e a placa-mãe, até dispositivos externos, como teclado, mouse e impressora. É diferente do <text:span text:style-name="Strong_20_Emphasis">software</text:span>, que é a parte lógica (os programas e sistemas que rodam no computador).</text:p>
      <text:p text:style-name="Horizontal_20_Line"/>
      <text:h text:style-name="Heading_20_3" text:outline-level="3">2. <text:span text:style-name="Strong_20_Emphasis">Dê três exemplos de hardware que você encontra em um computador.</text:span></text:h>
      <text:list text:style-name="L1">
        <text:list-item>
          <text:p text:style-name="P3"><text:span text:style-name="Strong_20_Emphasis">Placa-mãe</text:span>: É o componente principal, onde todos os outros dispositivos são conectados.</text:p>
        </text:list-item>
        <text:list-item>
          <text:p text:style-name="P3"><text:span text:style-name="Strong_20_Emphasis">Processador (CPU)</text:span>: Executa os cálculos e tarefas do sistema.</text:p>
        </text:list-item>
        <text:list-item>
          <text:p text:style-name="P3"><text:span text:style-name="Strong_20_Emphasis">Memória RAM</text:span>: Armazena dados temporariamente enquanto o computador está ligado. Outros exemplos incluem SSD, fonte de alimentação, placa de vídeo, monitor, e gabinete.</text:p>
        </text:list-item>
      </text:list>
      <text:p text:style-name="Horizontal_20_Line"/>
      <text:h text:style-name="Heading_20_3" text:outline-level="3">3. <text:span text:style-name="Strong_20_Emphasis">Qual a função da memória RAM em um computador?</text:span></text:h>
      <text:p text:style-name="Text_20_body">A RAM armazena temporariamente os dados que o processador está utilizando no momento. Isso permite que as operações do computador ocorram de forma rápida. Quanto mais RAM disponível, mais programas podem ser executados ao mesmo tempo com eficiência.</text:p>
      <text:p text:style-name="Horizontal_20_Line"/>
      <text:h text:style-name="Heading_20_3" text:outline-level="3">4. <text:span text:style-name="Strong_20_Emphasis">Para que serve o processador (CPU)?</text:span></text:h>
      <text:p text:style-name="Text_20_body">A CPU (Unidade Central de Processamento) é responsável por interpretar e executar as instruções dos programas. Ela realiza cálculos matemáticos, toma decisões lógicas e gerencia as tarefas do sistema. Em resumo, é o cérebro do computador.</text:p>
      <text:p text:style-name="Horizontal_20_Line"/>
      <text:h text:style-name="Heading_20_3" text:outline-level="3">5. <text:span text:style-name="Strong_20_Emphasis">Qual a diferença entre HD e SSD?</text:span></text:h>
      <text:list text:style-name="L2">
        <text:list-item>
          <text:p text:style-name="P4"><text:span text:style-name="Strong_20_Emphasis">HD (Hard Disk Drive)</text:span>: Armazena dados em discos magnéticos giratórios. É mais barato e oferece maior capacidade de armazenamento, mas é mais lento.</text:p>
        </text:list-item>
        <text:list-item>
          <text:p text:style-name="P4"><text:span text:style-name="Strong_20_Emphasis">SSD (Solid State Drive)</text:span>: Usa memória flash, semelhante à de um pendrive. É muito mais rápido, silencioso e resistente a impactos, porém mais caro por gigabyte.</text:p>
        </text:list-item>
      </text:list>
      <text:p text:style-name="Horizontal_20_Line"/>
      <text:h text:style-name="Heading_20_3" text:outline-level="3"><text:soft-page-break/>6. <text:span text:style-name="Strong_20_Emphasis">O que é uma placa-mãe e qual sua importância?</text:span></text:h>
      <text:p text:style-name="Text_20_body">A placa-mãe (motherboard) é a peça central que conecta todos os componentes de hardware. Ela possui slots e portas para processador, memória RAM, disco rígido, placas de vídeo, USBs, etc. Sem ela, os componentes não conseguem se comunicar entre si.</text:p>
      <text:p text:style-name="Horizontal_20_Line"/>
      <text:h text:style-name="Heading_20_3" text:outline-level="3">7. <text:span text:style-name="Strong_20_Emphasis">Qual a função da fonte de alimentação em um computador?</text:span></text:h>
      <text:p text:style-name="Text_20_body">A fonte de alimentação converte a energia elétrica da tomada (geralmente em corrente alternada – AC) para uma forma utilizável pelos componentes do computador (corrente contínua – DC). Ela também regula a tensão correta para cada componente, evitando que queimem por excesso de energia.</text:p>
      <text:p text:style-name="Horizontal_20_Line"/>
      <text:h text:style-name="Heading_20_3" text:outline-level="3">8. <text:span text:style-name="Strong_20_Emphasis">O que são dispositivos de entrada? Dê dois exemplos.</text:span></text:h>
      <text:p text:style-name="Text_20_body">Dispositivos de entrada são aqueles usados para enviar informações ao computador. Exemplos:</text:p>
      <text:list text:style-name="L3">
        <text:list-item>
          <text:p text:style-name="P5"><text:span text:style-name="Strong_20_Emphasis">Teclado</text:span>: Permite digitar textos e comandos.</text:p>
        </text:list-item>
        <text:list-item>
          <text:p text:style-name="P5"><text:span text:style-name="Strong_20_Emphasis">Mouse</text:span>: Controla o cursor na tela. Outros exemplos: scanner, câmera, microfone, joystick.</text:p>
        </text:list-item>
      </text:list>
      <text:p text:style-name="Horizontal_20_Line"/>
      <text:h text:style-name="Heading_20_3" text:outline-level="3">9. <text:span text:style-name="Strong_20_Emphasis">O que são dispositivos de saída? Dê dois exemplos.</text:span></text:h>
      <text:p text:style-name="Text_20_body">Dispositivos de saída recebem os dados processados e os apresentam ao usuário. Exemplos:</text:p>
      <text:list text:style-name="L4">
        <text:list-item>
          <text:p text:style-name="P6"><text:span text:style-name="Strong_20_Emphasis">Monitor</text:span>: Mostra imagens e interfaces gráficas.</text:p>
        </text:list-item>
        <text:list-item>
          <text:p text:style-name="P6"><text:span text:style-name="Strong_20_Emphasis">Impressora</text:span>: Produz cópias físicas de documentos e imagens. Outros exemplos: caixas de som, projetores, fones de ouvido.</text:p>
        </text:list-item>
      </text:list>
      <text:p text:style-name="Horizontal_20_Line"/>
      <text:h text:style-name="Heading_20_3" text:outline-level="3">10. <text:span text:style-name="Strong_20_Emphasis">O que é um periférico? Cite três tipos diferentes.</text:span></text:h>
      <text:p text:style-name="Text_20_body">Periféricos são dispositivos externos conectados ao computador, usados para entrada, saída ou armazenamento de dados. Tipos:</text:p>
      <text:list text:style-name="L5">
        <text:list-item>
          <text:p text:style-name="P7"><text:span text:style-name="Strong_20_Emphasis">Entrada</text:span>: mouse, teclado, scanner.</text:p>
        </text:list-item>
        <text:list-item>
          <text:p text:style-name="P7"><text:span text:style-name="Strong_20_Emphasis">Saída</text:span>: monitor, impressora, caixas de som.</text:p>
        </text:list-item>
        <text:list-item>
          <text:p text:style-name="P7"><text:span text:style-name="Strong_20_Emphasis">Armazenamento</text:span>: pendrive, HD externo, cartão de memória.</text:p>
        </text:list-item>
      </text:list>
      <text:p text:style-name="Text_20_body"><text:span text:style-name="Strong_20_Emphasis"/></text:p>
      <text:p text:style-name="P8"><text:span text:style-name="Strong_20_Emphasis"><text:span text:style-name="T1">Parte 2</text:span></text:span></text:p>
      <text:p text:style-name="P2"><text:span text:style-name="Strong_20_Emphasis"><text:span text:style-name="T2">Software</text:span></text:span></text:p>
      <text:p text:style-name="P2"><text:soft-page-break/><text:span text:style-name="Strong_20_Emphasis">11. O que é software?</text:span><text:line-break/>Software é o conjunto de instruções escritas em código de programação que dizem ao computador como realizar tarefas. Ele é essencial para que o hardware funcione corretamente, pois sem software, um computador não teria utilidade prática. Existem diversos tipos de software, como os sistemas operacionais, aplicativos, jogos, navegadores, entre outros.</text:p>
      <text:p text:style-name="Horizontal_20_Line"/>
      <text:p text:style-name="Text_20_body"><text:span text:style-name="Strong_20_Emphasis">12. Qual a diferença entre software e hardware?</text:span><text:line-break/>A principal diferença é que o <text:span text:style-name="Strong_20_Emphasis">hardware</text:span> é a parte física do computador, ou seja, tudo que você pode tocar (como teclado, mouse, monitor, placa-mãe, HD, etc.), enquanto o <text:span text:style-name="Strong_20_Emphasis">software</text:span> é a parte lógica, composta pelos programas e instruções que fazem o hardware funcionar.<text:line-break/>Um não funciona sem o outro: o software precisa do hardware para ser executado, e o hardware precisa do software para saber o que fazer.</text:p>
      <text:p text:style-name="Horizontal_20_Line"/>
      <text:p text:style-name="Text_20_body"><text:span text:style-name="Strong_20_Emphasis">13. Cite dois exemplos de software de aplicação.</text:span></text:p>
      <text:list text:style-name="L6">
        <text:list-item>
          <text:p text:style-name="P9"><text:span text:style-name="Strong_20_Emphasis">Microsoft Word</text:span>: usado para criação e edição de textos.</text:p>
        </text:list-item>
        <text:list-item>
          <text:p text:style-name="P9"><text:span text:style-name="Strong_20_Emphasis">Google Chrome</text:span>: usado para navegar na internet.<text:line-break/>Esses são exemplos de softwares de aplicação, pois são feitos para realizar tarefas específicas do dia a dia do usuário.</text:p>
        </text:list-item>
      </text:list>
      <text:p text:style-name="Horizontal_20_Line"/>
      <text:p text:style-name="Text_20_body"><text:span text:style-name="Strong_20_Emphasis">14. O que é um software utilitário? Dê um exemplo.</text:span><text:line-break/>É um tipo de software que auxilia na manutenção, otimização e proteção do sistema operacional. Ele ajuda o computador a funcionar melhor, corrigindo erros, liberando espaço ou protegendo contra ameaças.<text:line-break/><text:span text:style-name="Strong_20_Emphasis">Exemplo</text:span>: O <text:span text:style-name="Strong_20_Emphasis">CCleaner</text:span>, que limpa arquivos temporários e entradas de registro para melhorar o desempenho do sistema.</text:p>
      <text:p text:style-name="Horizontal_20_Line"/>
      <text:p text:style-name="Text_20_body"><text:span text:style-name="Strong_20_Emphasis">15. O que é um antivírus e para que ele serve?</text:span><text:line-break/>Um antivírus é um software de segurança projetado para detectar, bloquear e remover vírus e outras ameaças, como malwares, spywares e ransomwares.<text:line-break/>Ele é essencial para proteger seus dados pessoais, senhas e arquivos importantes contra ataques e invasões.</text:p>
      <text:p text:style-name="Horizontal_20_Line"/>
      <text:p text:style-name="Text_20_body"><text:span text:style-name="Strong_20_Emphasis">16. O que é um navegador de internet? Dê dois exemplos.</text:span><text:line-break/>Um navegador (ou browser) é um programa que permite acessar, visualizar e interagir com conteúdos disponíveis na internet, como sites, vídeos, redes sociais e muito mais.<text:line-break/><text:span text:style-name="Strong_20_Emphasis">Exemplos</text:span>:</text:p>
      <text:list text:style-name="L7">
        <text:list-item>
          <text:p text:style-name="P10"><text:span text:style-name="Strong_20_Emphasis">Google Chrome</text:span>: muito usado pela sua velocidade e integração com os serviços do Google.</text:p>
        </text:list-item>
        <text:list-item>
          <text:p text:style-name="P10"><text:span text:style-name="Strong_20_Emphasis">Mozilla Firefox</text:span>: conhecido por ser seguro e por valorizar a privacidade do usuário.</text:p>
        </text:list-item>
      </text:list>
      <text:p text:style-name="Horizontal_20_Line"/>
      <text:p text:style-name="Text_20_body"><text:soft-page-break/><text:span text:style-name="Strong_20_Emphasis">17. O que é um sistema de gerenciamento de banco de dados? Cite um exemplo.</text:span><text:line-break/>É um software que permite criar, armazenar, gerenciar e consultar grandes volumes de dados de forma organizada. Ele é usado por empresas, sistemas de sites, bancos, aplicativos e muito mais.<text:line-break/><text:span text:style-name="Strong_20_Emphasis">Exemplo</text:span>: <text:span text:style-name="Strong_20_Emphasis">MySQL</text:span>, um sistema gratuito e muito usado no desenvolvimento de sites e aplicações web.</text:p>
      <text:p text:style-name="Horizontal_20_Line"/>
      <text:p text:style-name="Text_20_body"><text:span text:style-name="Strong_20_Emphasis">18. O que é um software livre? Dê um exemplo.</text:span><text:line-break/>Software livre é aquele que pode ser <text:span text:style-name="Strong_20_Emphasis">usado, copiado, modificado e redistribuído livremente</text:span> por qualquer pessoa. Isso permite que a comunidade colabore para melhorar o software continuamente.<text:line-break/><text:span text:style-name="Strong_20_Emphasis">Exemplo</text:span>: <text:span text:style-name="Strong_20_Emphasis">Ubuntu</text:span>, uma distribuição Linux que é gratuita e de código aberto.</text:p>
      <text:p text:style-name="Horizontal_20_Line"/>
      <text:p text:style-name="Text_20_body"><text:span text:style-name="Strong_20_Emphasis">19. Qual a importância das atualizações de software?</text:span><text:line-break/>As atualizações são muito importantes porque:</text:p>
      <text:list text:style-name="L8">
        <text:list-item>
          <text:p text:style-name="P11"><text:span text:style-name="Strong_20_Emphasis">Corrigem erros</text:span> (bugs) que podem causar falhas no sistema.</text:p>
        </text:list-item>
        <text:list-item>
          <text:p text:style-name="P11"><text:span text:style-name="Strong_20_Emphasis">Fecham brechas de segurança</text:span>, protegendo contra vírus e ataques.</text:p>
        </text:list-item>
        <text:list-item>
          <text:p text:style-name="P11"><text:span text:style-name="Strong_20_Emphasis">Melhoram o desempenho</text:span> e a velocidade do software.</text:p>
        </text:list-item>
        <text:list-item>
          <text:p text:style-name="P11"><text:span text:style-name="Strong_20_Emphasis">Adicionam novas funcionalidades</text:span>, tornando o programa mais útil ou moderno.<text:line-break/>Manter o software atualizado é essencial para garantir segurança, estabilidade e uma boa experiência de uso.</text:p>
        </text:list-item>
      </text:list>
      <text:p text:style-name="P12"><text:span text:style-name="Strong_20_Emphasis"/></text:p>
      <text:p text:style-name="Text_20_body"><text:span text:style-name="Strong_20_Emphasis">20. Como um software é instalado em um computador? Explique com suas palavras.</text:span><text:line-break/>A instalação de um software acontece quando executamos um arquivo de instalação (como um <text:span text:style-name="Source_20_Text">.exe</text:span> no Windows). Esse processo copia os arquivos necessários para o computador, cria atalhos e configura o sistema para que o programa funcione corretamente. Normalmente, o usuário segue instruções em uma janela passo a passo.</text:p>
      <text:p text:style-name="P13"/>
      <text:p text:style-name="P13"/>
      <text:p text:style-name="P14">Parte 3</text:p>
      <text:p text:style-name="P14"><text:span text:style-name="T3"/></text:p>
      <text:p text:style-name="P15"><text:span text:style-name="Strong_20_Emphasis"><text:span text:style-name="T4">S</text:span></text:span><text:span text:style-name="Strong_20_Emphasis"><text:span text:style-name="T5">istema </text:span></text:span><text:span text:style-name="Strong_20_Emphasis"><text:span text:style-name="T4">O</text:span></text:span><text:span text:style-name="Strong_20_Emphasis"><text:span text:style-name="T5">peracional</text:span></text:span></text:p>
      <text:p text:style-name="P15"><text:span text:style-name="Strong_20_Emphasis"><text:span text:style-name="T3"/></text:span></text:p>
      <text:p text:style-name="P16"><text:span text:style-name="Strong_20_Emphasis">21. O que é um sistema operacional?</text:span><text:line-break/>O sistema operacional (SO) é um conjunto de programas que gerencia os recursos do hardware e fornece serviços para os softwares. Ele atua como uma ponte entre os componentes físicos do computador (como memória, processador, disco rígido, etc.) e os aplicativos que o usuário utiliza. Sem o sistema operacional, seria muito difícil interagir com o computador, pois seria necessário controlar o hardware diretamente.</text:p>
      <text:p text:style-name="Horizontal_20_Line"/>
      <text:p text:style-name="Text_20_body"><text:soft-page-break/><text:span text:style-name="Strong_20_Emphasis">22. Cite dois exemplos de sistemas operacionais.</text:span></text:p>
      <text:list text:style-name="L9">
        <text:list-item>
          <text:p text:style-name="P17"><text:span text:style-name="Strong_20_Emphasis">Windows</text:span>: Desenvolvido pela Microsoft, é um dos sistemas operacionais mais usados no mundo, especialmente em computadores pessoais.</text:p>
        </text:list-item>
        <text:list-item>
          <text:p text:style-name="P17"><text:span text:style-name="Strong_20_Emphasis">Linux</text:span>: Um sistema operacional de código aberto usado em servidores, desktops e até em dispositivos embarcados. Há várias distribuições (ou “distros”), como Ubuntu, Fedora e Debian.</text:p>
        </text:list-item>
      </text:list>
      <text:p text:style-name="Horizontal_20_Line"/>
      <text:p text:style-name="Text_20_body"><text:span text:style-name="Strong_20_Emphasis">23. Qual a diferença entre um sistema operacional proprietário e um open source?</text:span></text:p>
      <text:list text:style-name="L10">
        <text:list-item>
          <text:p text:style-name="P18"><text:span text:style-name="Strong_20_Emphasis">Proprietário</text:span>: O código-fonte não é disponibilizado ao público. O usuário precisa de uma licença para usar, como é o caso do Windows ou do macOS. Modificações ou redistribuições são proibidas ou limitadas.</text:p>
        </text:list-item>
        <text:list-item>
          <text:p text:style-name="P18"><text:span text:style-name="Strong_20_Emphasis">Open source</text:span> (código aberto): O código-fonte está disponível e pode ser estudado, modificado e redistribuído por qualquer pessoa. O Linux é um exemplo clássico. Isso promove a transparência e colaboração na comunidade de desenvolvimento.</text:p>
        </text:list-item>
      </text:list>
      <text:p text:style-name="Horizontal_20_Line"/>
      <text:p text:style-name="Text_20_body"><text:span text:style-name="Strong_20_Emphasis">24. Para que serve o sistema operacional em um celular?</text:span><text:line-break/>O sistema operacional do celular é responsável por gerenciar o hardware do dispositivo (como sensores, câmera, processador e bateria) e por executar os aplicativos que usamos no dia a dia. Ele também controla a interface gráfica, os serviços de rede (como Wi-Fi e 4G/5G), segurança e armazenamento. Exemplos incluem <text:span text:style-name="Strong_20_Emphasis">Android</text:span> (Google) e <text:span text:style-name="Strong_20_Emphasis">iOS</text:span> (Apple).</text:p>
      <text:p text:style-name="Horizontal_20_Line"/>
      <text:p text:style-name="Text_20_body"><text:span text:style-name="Strong_20_Emphasis">25. Qual a função do sistema operacional na inicialização do computador?</text:span><text:line-break/>Quando o computador é ligado, o sistema operacional é carregado na memória através de um processo chamado <text:span text:style-name="Strong_20_Emphasis">boot</text:span>. Ele configura o ambiente necessário para que o computador funcione corretamente, ativando os dispositivos e preparando o sistema para que o usuário possa começar a utilizá-lo. Também inicia serviços essenciais, como o sistema de arquivos e os drivers de hardware.</text:p>
      <text:p text:style-name="Horizontal_20_Line"/>
      <text:p text:style-name="Text_20_body"><text:span text:style-name="Strong_20_Emphasis">26. O que é a interface gráfica de um sistema operacional?</text:span><text:line-break/>A interface gráfica é o que o usuário vê e interage: janelas, botões, ícones, menus e barras de tarefas. Ela substitui a antiga linha de comando (em que o usuário digitava instruções em texto) por um ambiente visual mais amigável. É por meio dela que o usuário navega por pastas, abre aplicativos e configura o sistema.</text:p>
      <text:p text:style-name="Horizontal_20_Line"/>
      <text:p text:style-name="Text_20_body"><text:span text:style-name="Strong_20_Emphasis">27. Qual a diferença entre Windows e Linux?</text:span></text:p>
      <text:list text:style-name="L11">
        <text:list-item>
          <text:p text:style-name="P19"><text:span text:style-name="Strong_20_Emphasis">Windows</text:span>: Sistema pago, com forte suporte comercial e compatibilidade com a maioria dos softwares populares. Usado principalmente por usuários comuns e empresas.</text:p>
        </text:list-item>
        <text:list-item>
          <text:p text:style-name="P19"><text:span text:style-name="Strong_20_Emphasis">Linux</text:span>: Gratuito e de código aberto. Tem uma comunidade ativa e é amplamente usado em servidores, sistemas embarcados e por usuários que buscam mais controle e liberdade sobre o sistema. Ele pode exigir mais conhecimento técnico, dependendo da distribuição usada.</text:p>
        </text:list-item>
      </text:list>
      <text:p text:style-name="Horizontal_20_Line"><text:soft-page-break/></text:p>
      <text:p text:style-name="Text_20_body"><text:span text:style-name="Strong_20_Emphasis">28. Por que o sistema operacional é considerado o “coração” do computador?</text:span><text:line-break/>Porque ele é essencial para o funcionamento do sistema como um todo. Tudo o que acontece no computador passa por ele: desde a execução de programas, leitura de arquivos, até o controle do mouse e teclado. Sem o SO, o computador não teria como funcionar de forma útil ao usuário.</text:p>
      <text:p text:style-name="Horizontal_20_Line"/>
      <text:p text:style-name="Text_20_body"><text:span text:style-name="Strong_20_Emphasis">29. O que é multitarefa em um sistema operacional?</text:span><text:line-break/>Multitarefa é a habilidade do sistema de <text:span text:style-name="Strong_20_Emphasis">executar vários processos ao mesmo tempo</text:span>. Por exemplo, você pode ouvir música enquanto navega na internet e digita um texto. O SO gerencia o uso da CPU entre esses processos de forma que eles funcionem sem travar, criando a impressão de que tudo acontece simultaneamente.</text:p>
      <text:p text:style-name="Horizontal_20_Line"/>
      <text:p text:style-name="Text_20_body"><text:span text:style-name="Strong_20_Emphasis">30. O que são permissões de usuário em um sistema operacional?</text:span><text:line-break/>Permissões definem o que cada usuário pode fazer no sistema. Por exemplo, um usuário comum pode não ter permissão para instalar programas ou excluir arquivos de sistema, enquanto um administrador tem mais controle. Essas regras ajudam a <text:span text:style-name="Strong_20_Emphasis">garantir segurança e organização</text:span>, impedindo alterações não autorizadas ou acidentais no sistema.</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4T11:01:32.373000000</meta:creation-date>
    <dc:date>2025-04-16T09:13:37.456000000</dc:date>
    <meta:editing-duration>PT9M20S</meta:editing-duration>
    <meta:editing-cycles>2</meta:editing-cycles>
    <meta:generator>LibreOffice/24.8.5.2$Windows_X86_64 LibreOffice_project/fddf2685c70b461e7832239a0162a77216259f22</meta:generator>
    <meta:document-statistic meta:table-count="0" meta:image-count="0" meta:object-count="0" meta:page-count="6" meta:paragraph-count="70" meta:word-count="1762" meta:character-count="11049" meta:non-whitespace-character-count="9381"/>
  </office:meta>
</office:document-meta>
</file>